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underline-style="none"/>
    </style:style>
    <style:style style:name="T7"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Day I Challenged Steven King to Write Better Stories</text:p>
      <text:p text:style-name="Standard">(Short fiction draft manuscript)</text:p>
      <text:p text:style-name="Standard">Tim Cinead</text:p>
      <text:p text:style-name="Standard">Feb 10, 2016</text:p>
      <text:p text:style-name="Standard"/>
      <text:p text:style-name="Standard">((NOTE check this version against the one on medium.com before re-publishing)</text:p>
      <text:p text:style-name="Standard"/>
      <text:p text:style-name="Standard">One day I published a tweet about Steven King* and his writing. I said:</text:p>
      <text:p text:style-name="Standard">@StevenKing He's a great writer but I don't like his stories.</text:p>
      <text:p text:style-name="Standard"/>
      <text:p text:style-name="Standard">I didn't expect anybody to notice, but then he replied and what he said got under my skin. He said: </text:p>
      <text:p text:style-name="Standard">@timcinead I like his stories but he's not much of a writer.</text:p>
      <text:p text:style-name="Standard"/>
      <text:p text:style-name="Standard">In an effort to defend my honor, I challenged Mr. King to a battle of wits: a writing contest. He replied that he really didn't have time since he publishes under three names, but I persisted.</text:p>
      <text:p text:style-name="Standard"/>
      <text:p text:style-name="Standard">@StevenKing, if you refuse the challenge after reading the rules, then I must accept. </text:p>
      <text:p text:style-name="Standard">@StevenKing, The Rules: lock ourselves in cabins for ? days w/ only hand writing tools. </text:p>
      <text:p text:style-name="Standard">@StevenKing, When the contest is over, we let the internet decide who is the better writer.</text:p>
      <text:p text:style-name="Standard"/>
      <text:p text:style-name="Standard">@StevenKing replied: @timcinead Days?! How about 6 hours? You're on.</text:p>
      <text:p text:style-name="Standard"/>
      <text:p text:style-name="Standard">The day of the contest, King showed up and described a Reddit forum he had made for judging the works. There would be a press conference after six hours. We would both upload our writing to the forum and then read our piece at the conference while voting commenced. </text:p>
      <text:p text:style-name="Standard"/>
      <text:p text:style-name="Standard">I agreed to all these terms thinking I had a chance. I walked into my cabin and sat down. I drank a pot of coffee. I developed a rash, four tics, and had three different ideas for video games based on Gong Fu. For four hours, I wrote nothing. <text:line-break/><text:line-break/>I thought I was prepared. I mean, I even brought a smooth round rock for holding on my stomach in the manner of the Celtic bards. But try as I might, I was unable to write. All I could think about was what King must be writing. That guy has a million ideas, and he knew how to make them curdle-your-blood exciting. I was up against his lifetime of achievements. People already thought he was a better writer because he had written so many books...how could I convince them that I compared at all?</text:p>
      <text:p text:style-name="Standard"/>
      <text:p text:style-name="Standard">That was the springboard to my last two hours <text:s/>of writing. I emerged with ink all over my writing hand and shook the pages triumphantly in the air at Steven. He smirked and held his inside of a sealed manila envelope, like some kind of Top Secret manifesto. We shook hands and then handed them to the transcribers who typed and uploaded them while we drank grumbleberry mixlers and chit-chatted with the sponsors. When this was accomplished, we flipped a coin. Steven won the toss but then he made the obvious selection, to read last. I was horrified: it was my turn. Despite the mixler, I felt a surging vortex in my stomach. Was I really going to read this aloud at a press conference?</text:p>
      <text:p text:style-name="Standard"/>
      <text:p text:style-name="Standard">Here's what I read...</text:p>
      <text:p text:style-name="Standard"/>
      <text:p text:style-name="Standard">The ancients recognized the value of the written word and huge sums were expended by our ancestors to procure, copy, salvage, and store books. These investments largely paid off, if the pages of history are to be believed. The reason is that, through writing, we developed an <text:span text:style-name="T3">immortal conversation </text:span>that <text:soft-page-break/>transcends the lifetime or even the era of a living person. </text:p>
      <text:p text:style-name="Standard"/>
      <text:p text:style-name="Standard">The fact that you can write and publish a response to an 18th century commentary on the teachings of Aristotle and Plato (which were significantly developed by the Minoans before them) is evidence of the scope of this immortal conversation. Unless you are Doctor Who with a functioning TARDIS, there is simply no other way to meet Plato and hear what he has to say (and even then, the Daleks are sure to <text:span text:style-name="T3">Exterminate!</text:span> before the symposium is over).</text:p>
      <text:p text:style-name="Standard"/>
      <text:p text:style-name="Standard">This immortal conversation is an integral component of how we see the world today. It is so important that historians classify everything that happened before things were written down as <text:span text:style-name="T3">pre-historic.</text:span><text:span text:style-name="T1"> If you're a historian, history didn't exist before the immortal conversation. </text:span></text:p>
      <text:p text:style-name="Standard"/>
      <text:p text:style-name="Standard">Our modern ability to understand how the Romans viewed the world is made possible by our study of surviving and translated texts; conversely, our ability to understand how the Mayans viewed the world is hindered by the near total destruction of their texts. Subsequently, Roman views are quoted more often and bear greater weight than Mayan thought; post-modern society relies on Roman, instead of Mayan, ideas about matters such as jurisprudence and property ownership. If we had more information there could be some debate perhaps, but that's impossible when so much has been struck from memory.</text:p>
      <text:p text:style-name="Standard"/>
      <text:p text:style-name="Standard">We know that the Romans understood this by their practice of <text:span text:style-name="T3">d</text:span><text:span text:style-name="T5">amnatio</text:span><text:span text:style-name="T4"> memoriae</text:span><text:span text:style-name="T2">, in which all mention of the traitor (the person for which this punishment was typically reserved) was erased from public memory. This means that even stone monuments that bore the person's name or coins that bore their face would be defaced so that no future generation would have the opportunity to remember them or their deeds: </text:span></text:p>
      <text:p text:style-name="Standard"><text:span text:style-name="T2"/></text:p>
      <text:p text:style-name="Standard"><text:span text:style-name="T2">The willful destruction of immortal influence.</text:span></text:p>
      <text:p text:style-name="Standard"/>
      <text:p text:style-name="Standard">Ironically, we still remember some of the victims of <text:span text:style-name="T3">damnatio memoriae</text:span>, such as <text:span text:style-name="T6">Lucius Sejanus who tried to overthrow Emperor Tiberius,</text:span> precisely because of this unique punishment. But the immortal conversation is about much more than who said what, it's true value is not in fame.</text:p>
      <text:p text:style-name="Standard"/>
      <text:p text:style-name="Standard">Isaac Newton is famously recorded as having written: </text:p>
      <text:p text:style-name="Standard"><text:span text:style-name="T1"><text:tab/>“If I have seen further, it is by standing on the shoulders of giants” </text:span></text:p>
      <text:p text:style-name="Standard"><text:span text:style-name="T1"/></text:p>
      <text:p text:style-name="Standard">Indeed this describes the situation completely. In fact, most things that are physically comfortable or gadget-wonderful in our modern life are due to the advancement of mathematics, science, and technology which themselves developed out of a rich literary philosophical tradition spanning thousands of years. Our lives are better than our ancestors with respect to health care, transportation, and sanitation because of everything they passed on about how terrible it is not to have adequate health care, transportation, or sanitation. Our social contracts are derived from this inheritance.</text:p>
      <text:p text:style-name="Standard"/>
      <text:p text:style-name="Standard">Newton was able to see further than others, to comprehend more of the world, and he did it by seeing through the eyes of others, by reading. Today we don't remember the shoulders he stood on; we remember the man who stood there. This is clear evidence of the critical point about what makes a great writer:</text:p>
      <text:p text:style-name="Standard"/>
      <text:p text:style-name="Standard">You, the Reader.</text:p>
      <text:p text:style-name="Standard"/>
      <text:p text:style-name="Standard">Your heart feeling joy and love for others.</text:p>
      <text:p text:style-name="Standard"><text:soft-page-break/>Your thoughts seeking to comprehend a dynamic and chaotic world.</text:p>
      <text:p text:style-name="Standard">Your experiences, memories, and impressions.</text:p>
      <text:p text:style-name="Standard">Your guts: the place where your intuition urges you to do your best.</text:p>
      <text:p text:style-name="Standard">Your hopes: that we will leave a better world than we inherited.</text:p>
      <text:p text:style-name="Standard">Your fears: that shape your behavior whether you're conscious of it or not.</text:p>
      <text:p text:style-name="Standard">In short, all that You Are (in the sense of I Am), dear Reader, is what the writer is searching for in that special turn of a phrase, or in rich imagery and compelling characters. </text:p>
      <text:p text:style-name="Standard"/>
      <text:p text:style-name="Standard">Billions of dollars are spent annually in marketing and advertising to increase the chance that You will click a link or sit through a five-second commercial before you sing about your thick skin and your elastic heart.</text:p>
      <text:p text:style-name="Standard"/>
      <text:p text:style-name="Standard">You Are kind of a big deal.</text:p>
      <text:p text:style-name="Standard"/>
      <text:p text:style-name="Standard">Realizing this, I do not write so that you will think I am as great as Isaac Newton, but because we desperately need more people to stand on the shoulder's of the human conversation and look forward to the future. I know that <text:span text:style-name="T3">I</text:span> cannot save the world, but I also know that <text:span text:style-name="T3">We</text:span> can. Here's how: </text:p>
      <text:p text:style-name="Standard"/>
      <text:p text:style-name="Standard">The majority of the problems we face today are at least partially self-created. In short, things are like this because we made them like this. That seems frustrating and sad, like when you don't have clean clothes on Monday because you spent Sunday binge-watching Netflix instead of doing your laundry. But it's also <text:span text:style-name="T7">empowering</text:span>. It means that we absolutely have the capacity to re-create our current challenges into solutions. </text:p>
      <text:p text:style-name="Standard"/>
      <text:p text:style-name="Standard">But the only way we can do this, to be fully human at the time when humanity stands at the crossroads, is by reaching deeply into the well of all that is human: the immortal conversation. After all, it is often said that if you don't know where you've been, you don't know where you're going.</text:p>
      <text:p text:style-name="Standard"/>
      <text:p text:style-name="Standard">There is another point to make about good writing. A good writer makes you want to read more. Think about this: there are more books in existence than you have life to read. Choose wisely.</text:p>
      <text:p text:style-name="Standard"/>
      <text:p text:style-name="Standard">The books (and media) that you choose to spend time with are valuable! They not only enhance your experience, empathy and creativity, but they also complete the link that was proposed when the author penned those words. Bringing people together is what the immortal conversation is all about- sharing perspective, making connections, expanding what we know about the world. That's where the magic happens. Therefore, I urge You to participate in the human conversation. If you don't, you literally don't know what you are missing.</text:p>
      <text:p text:style-name="Standard"/>
      <text:p text:style-name="Standard">In closing, I wish to clarify something. <text:span text:style-name="T1">I chose to challenge Mr. Steven King to a contest of writing ability, but I do not expect to win that contest. He has given his voice to the conversation in many forms already, his writing will be remembered for generations. Despite this, I have not lost. The reason I made the challenge was to win another contest: that between the writer and the Reader. In that sense, if I have given anyone an opportunity to read a new story written by Mr. King, or convinced them to read other things, then I have succeeded.</text:span></text:p>
      <text:p text:style-name="Standard"><text:span text:style-name="T1"/></text:p>
      <text:p text:style-name="Standard"/>
      <text:p text:style-name="Standard"><text:span text:style-name="T1">*Author's Note: Steven King is a fictional character who is unrelated to the well-known author Stephen K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 Cinead</meta:initial-creator>
    <meta:creation-date>2016-02-10T14:17:08</meta:creation-date>
    <dc:date>2016-02-10T15:53:14</dc:date>
    <dc:creator>Tim Cinead</dc:creator>
    <meta:editing-duration>PT1H33M16S</meta:editing-duration>
    <meta:editing-cycles>14</meta:editing-cycles>
    <meta:generator>LibreOffice/3.5$Linux_X86_64 LibreOffice_project/350m1$Build-2</meta:generator>
    <meta:document-statistic meta:table-count="0" meta:image-count="0" meta:object-count="0" meta:page-count="3" meta:paragraph-count="46" meta:word-count="1628" meta:character-count="9356" meta:non-whitespace-character-count="7757"/>
  </office:meta>
</office:document-meta>
</file>